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20pt" style:font-size-asian="20pt" style:font-size-complex="20pt"/>
    </style:style>
    <style:style style:name="P2" style:parent-style-name="Normal" style:family="paragraph">
      <style:text-properties fo:font-weight="bold" style:font-weight-asian="bold" fo:font-size="20pt" style:font-size-asian="20pt" style:font-size-complex="20pt"/>
    </style:style>
    <style:style style:name="T3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4" style:parent-style-name="Normal" style:family="paragraph">
      <style:text-properties fo:font-size="12pt" style:font-size-asian="12pt" style:font-size-complex="12pt" fo:language="fi" fo:country="FI"/>
    </style:style>
    <style:style style:name="P5" style:parent-style-name="Normal" style:family="paragraph">
      <style:text-properties fo:font-size="12pt" style:font-size-asian="12pt" style:font-size-complex="12pt" fo:language="fi" fo:country="FI"/>
    </style:style>
    <style:style style:name="P6" style:parent-style-name="Normal" style:family="paragraph">
      <style:text-properties fo:font-weight="bold" style:font-weight-asian="bold" fo:font-size="16pt" style:font-size-asian="16pt" style:font-size-complex="16pt" fo:language="fi" fo:country="FI"/>
    </style:style>
    <style:style style:name="P7" style:parent-style-name="Normal" style:family="paragraph">
      <style:text-properties fo:font-size="12pt" style:font-size-asian="12pt" style:font-size-complex="12pt" fo:language="fi" fo:country="FI"/>
    </style:style>
    <style:style style:name="P8" style:parent-style-name="ListParagraph" style:list-style-name="LFO1" style:family="paragraph">
      <style:text-properties fo:font-size="12pt" style:font-size-asian="12pt" style:font-size-complex="12pt" fo:language="fi" fo:country="FI"/>
    </style:style>
    <style:style style:name="P9" style:parent-style-name="ListParagraph" style:list-style-name="LFO1" style:family="paragraph">
      <style:text-properties fo:font-size="12pt" style:font-size-asian="12pt" style:font-size-complex="12pt" fo:language="fi" fo:country="FI"/>
    </style:style>
    <style:style style:name="P10" style:parent-style-name="Normal" style:family="paragraph">
      <style:text-properties fo:font-size="12pt" style:font-size-asian="12pt" style:font-size-complex="12pt" fo:language="fi" fo:country="FI"/>
    </style:style>
    <style:style style:name="P11" style:parent-style-name="Normal" style:family="paragraph">
      <style:text-properties fo:font-weight="bold" style:font-weight-asian="bold" fo:font-size="16pt" style:font-size-asian="16pt" style:font-size-complex="16pt" fo:language="fi" fo:country="FI"/>
    </style:style>
    <style:style style:name="P12" style:parent-style-name="Normal" style:family="paragraph">
      <style:paragraph-properties fo:margin-bottom="0in"/>
      <style:text-properties fo:font-size="12pt" style:font-size-asian="12pt" style:font-size-complex="12pt" fo:language="fi" fo:country="FI"/>
    </style:style>
    <style:style style:name="P13" style:parent-style-name="Normal" style:family="paragraph">
      <style:paragraph-properties fo:margin-bottom="0in"/>
      <style:text-properties fo:font-size="12pt" style:font-size-asian="12pt" style:font-size-complex="12pt" fo:language="fi" fo:country="FI"/>
    </style:style>
    <style:style style:name="P14" style:parent-style-name="Normal" style:family="paragraph">
      <style:paragraph-properties fo:margin-bottom="0in"/>
      <style:text-properties fo:font-size="12pt" style:font-size-asian="12pt" style:font-size-complex="12pt" fo:language="fi" fo:country="FI"/>
    </style:style>
    <style:style style:name="P15" style:parent-style-name="Normal" style:family="paragraph">
      <style:paragraph-properties fo:break-before="page"/>
      <style:text-properties fo:font-size="12pt" style:font-size-asian="12pt" style:font-size-complex="12pt" fo:language="fi" fo:country="FI"/>
    </style:style>
    <style:style style:name="P16" style:parent-style-name="Normal" style:family="paragraph">
      <style:paragraph-properties fo:margin-bottom="0in"/>
      <style:text-properties fo:font-weight="bold" style:font-weight-asian="bold" fo:font-size="16pt" style:font-size-asian="16pt" style:font-size-complex="16pt" fo:language="fi" fo:country="FI"/>
    </style:style>
    <style:style style:name="P17" style:parent-style-name="Normal" style:family="paragraph">
      <style:paragraph-properties fo:margin-bottom="0in"/>
    </style:style>
    <style:style style:name="T18" style:parent-style-name="DefaultParagraphFont" style:family="text">
      <style:text-properties fo:font-size="12pt" style:font-size-asian="12pt" style:font-size-complex="12pt" fo:language="fi" fo:country="FI"/>
    </style:style>
    <style:style style:name="P19" style:parent-style-name="Normal" style:family="paragraph">
      <style:text-properties fo:font-size="12pt" style:font-size-asian="12pt" style:font-size-complex="12pt" fo:language="fi" fo:country="FI"/>
    </style:style>
    <style:style style:name="P20" style:parent-style-name="Normal" style:family="paragraph">
      <style:text-properties fo:font-size="12pt" style:font-size-asian="12pt" style:font-size-complex="12pt" fo:language="fi" fo:country="FI"/>
    </style:style>
  </office:automatic-styles>
  <office:body>
    <office:text text:use-soft-page-breaks="true">
      <text:p text:style-name="P1">Määrittelydokumentti</text:p>
      <text:p text:style-name="P2"/>
      <text:p text:style-name="Normal"><text:span text:style-name="T3">Algoritmit ja tietorakenteet</text:span></text:p>
      <text:p text:style-name="P4">Käytettävien algoritmien ja tietorakenteita en osaa vielä tarkemmin määritellä.<text:s/>Koska keskeisenä osana työtä on verkko, niin varmasti ainakin joko syvyys- tai leveyssuuntaiselle polunetsinnälle löytyy käyttöä. Kuitenkin, koska tarkoituksena on simuloida IP reititystä, niin algoritmi vain katsoo taulukosta löytyvät osoitteet ja jatkaa seuraavaan solmuun.<text:s/></text:p>
      <text:p text:style-name="P5">Täten keskeisimpänä ”tietorakenteena” työssä on<text:s/>verkko.<text:s/>Verkon solmut ovat olioita, joissa<text:s/>taulukko pitää sisällään infoa mihin suuntaan kyseisestä solmusta pääsee liikkeelle ja miten tavoitettavan solmun löytää.<text:s/>Näiden taulukoiden avulla sitten etsitään mahdollinen reitti kyseiseen solmuun.<text:s/></text:p>
      <text:p text:style-name="P6">Tutkimusaihe</text:p>
      <text:p text:style-name="P7">Harjoitustyön aiheena<text:s/>IP osoitteisiin pohjautuvan, satunnaisesti generoitavan verkon. Verkon jokainen solmu olisi kuin "reititin", eli sisältäisi taulukon osoitteista mihin sen kautta pääsee.<text:s/>Harjoitustyössä olisi siis ainakin kaksi<text:s/>vaihetta:</text:p>
      <text:list text:style-name="LFO1" text:continue-numbering="true">
        <text:list-item>
          <text:p text:style-name="P8">Satunnaisesti generoituvan verkon luominen (tietyillä parametreilla kuten solmujen määrä jne.)</text:p>
        </text:list-item>
        <text:list-item>
          <text:p text:style-name="P9">Verkossa reitin etsiminen tiettyyn osoitteeseen</text:p>
        </text:list-item>
      </text:list>
      <text:p text:style-name="P10">Algoritmit näillä näkymin joudun kirjoittamaan hyvin pitkälti itse, sillä käytetyt tietorakenteet ja taulukot vaativat oman algoritmin kirjoittamisen. <text:s/></text:p>
      <text:p text:style-name="P11">Syötteet ja tilat?</text:p>
      <text:p text:style-name="P12">Ohjelma tulee toimimana komentoriviltä, joten kaikki syötteet annetaan joko parametrina tai sitten kun ohjelma kysyy niitä.<text:line-break/><text:line-break/>Ohjelma saa syötteenä aluksi haluttavien solmujen lukumäärän. Tämän perusteella generoidaan satunnaisesti linkitetty verkko, jossa jokaiselle solmulle annetaan osoite ja taulukko seuraaviin osoitteisiin ja vierussolmuihin.<text:s/></text:p>
      <text:p text:style-name="P13"/>
      <text:p text:style-name="P14">Tämän jälkeen ohjelma kysyy halutun osoitteen etsintää verkosta, jolloin käyttäjä voi antaa etsittävän osoitteen. Ohjelmalla on siis käytännössä kaksi päätilaa.<text:s/></text:p>
      <text:p text:style-name="P15"/>
      <text:soft-page-break/>
      <text:p text:style-name="P16">Aika- ja tilavaatimukset</text:p>
      <text:p text:style-name="P17"><text:span text:style-name="T18">Aika ja tilavaatimuksia ei ole määritelty. Kuhan algoritmit toimivat tarpeeksi tehokkaasti viemättä liikaa tilaa, niin kaikki on ok.<text:s/></text:span></text:p>
      <text:p text:style-name="P19"/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ogh</meta:initial-creator>
    <dc:creator>fogh</dc:creator>
    <meta:creation-date>2017-03-24T17:58:00Z</meta:creation-date>
    <dc:date>2017-03-24T17:58:00Z</dc:date>
    <meta:template xlink:href="Normal" xlink:type="simple"/>
    <meta:editing-cycles>2</meta:editing-cycles>
    <meta:editing-duration>PT0S</meta:editing-duration>
    <meta:document-statistic meta:page-count="2" meta:paragraph-count="3" meta:word-count="290" meta:character-count="1945" meta:row-count="13" meta:non-whitespace-character-count="1658"/>
  </office:meta>
</office:document-meta>
</file>